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4" table:number-rows-spanned="1">
            <text:p>Air filter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rque increase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Factor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22:02:15.26744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50:31.035097703</meta:creation-date>
    <dc:date>2019-03-27T22:02:24.383157306</dc:date>
    <meta:editing-duration>PT3M40S</meta:editing-duration>
    <meta:editing-cycles>4</meta:editing-cycles>
    <meta:generator>LibreOffice/5.1.6.2$Linux_X86_64 LibreOffice_project/10m0$Build-2</meta:generator>
    <meta:document-statistic meta:table-count="1" meta:cell-count="9" meta:object-count="0"/>
  </office:meta>
</office:document-meta>
</file>